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automat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53">
      <style:table-cell-properties style:vertical-align="top"/>
    </style:style>
    <style:style style:name="ce11" style:family="table-cell" style:parent-style-name="Default" style:data-style-name="N153"/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6cm" svg:height="1.5cm" svg:x="7.928cm" svg:y="8.53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.794cm" svg:height="6.763cm" svg:x="23.727cm" svg:y="3.228cm">
            <draw:object draw:notify-on-update-of-ranges="Лист1.A11:Лист1.A15 Лист1.B11:Лист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1.041cm" svg:height="6.21cm" svg:x="23.382cm" svg:y="13.859cm">
            <draw:object draw:notify-on-update-of-ranges="Лист1.A32:Лист1.A37 Лист1.B32:Лист1.B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0.418cm" svg:height="5.86cm" svg:x="23.665cm" svg:y="22.721cm">
            <draw:object draw:notify-on-update-of-ranges="Лист1.A50:Лист1.A57 Лист1.B50:Лист1.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0.929cm" svg:height="6.147cm" svg:x="23.73cm" svg:y="31.784cm">
            <draw:object draw:notify-on-update-of-ranges="Лист1.A70:Лист1.A76 Лист1.B70:Лист1.B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8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Расчёт корреляционной зависимости между случайными величинам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ценить корреляционные связи в следующих задачах</text:p>
          </table:table-cell>
          <table:covered-table-cell table:number-columns-repeated="8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11:.A15]; [.B11:.B15])" office:value-type="float" office:value="-0.916189614817224" calcext:value-type="float">
            <text:p>-0,916</text:p>
          </table:table-cell>
          <table:table-cell table:style-name="ce12" office:value-type="string" calcext:value-type="string" table:number-columns-spanned="7" table:number-rows-spanned="1">
            <text:p>→ Очень сильная отрицательная связь. Коэффициент рассчитывался по следующей формуле:</text:p>
          </table:table-cell>
          <table:covered-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часов за просмотром телевизора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2</text:p>
          </table:table-cell>
          <table:table-cell table:style-name="ce9" office:value-type="string" calcext:value-type="string" table:number-columns-spanned="9" table:number-rows-spanned="1">
            <text:p>Менеджер магазина хотел бы узнать существует ли какая-либо связь между возрастом работников и количеством больничных, которые они берут каждый год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Дни болезни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32:.A37]; [.B32:.B37])" office:value-type="float" office:value="-0.979079641232849" calcext:value-type="float">
            <text:p>-0,979</text:p>
          </table:table-cell>
          <table:table-cell table:style-name="ce13" office:value-type="string" calcext:value-type="string" table:number-columns-spanned="7" table:number-rows-spanned="1">
            <text:p>→ Очень сильная отрица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больничных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 office:value-type="string" calcext:value-type="string">
            <text:p>Задача №3</text:p>
          </table:table-cell>
          <table:table-cell office:value-type="string" calcext:value-type="string" table:number-columns-spanned="9" table:number-rows-spanned="1">
            <text:p>Преподавателю необходимо узнать, какова связь между IQ студента и его успеваемостью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IQ</text:p>
          </table:table-cell>
          <table:table-cell table:style-name="ce3" office:value-type="string" calcext:value-type="string">
            <text:p>Средний балл</text:p>
          </table:table-cell>
          <table:table-cell table:number-columns-repeated="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50:.A57]; [.B50:.B57])" office:value-type="float" office:value="0.715726066028124" calcext:value-type="float">
            <text:p>0,716</text:p>
          </table:table-cell>
          <table:table-cell table:style-name="ce13" office:value-type="string" calcext:value-type="string" table:number-columns-spanned="7" table:number-rows-spanned="1">
            <text:p>→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Вывод:</text:p>
          </table:table-cell>
          <table:table-cell office:value-type="string" calcext:value-type="string" table:number-columns-spanned="9" table:number-rows-spanned="1">
            <text:p>Так как значение коэффициента корреляции близко к 1, то связь между IQ и средним баллом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4</text:p>
          </table:table-cell>
          <table:table-cell table:style-name="ce9" office:value-type="string" calcext:value-type="string" table:number-columns-spanned="9" table:number-rows-spanned="1">
            <text:p>Офис-менеджер хочет определить, есть ли связь между тем, сколько лет уже прослужила копировальная машина, и тем, во сколько обходится ее ремонтное обслуживание в течение месяц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style-name="ce6" office:value-type="string" calcext:value-type="string">
            <text:p>Возраст ксерокса</text:p>
          </table:table-cell>
          <table:table-cell table:style-name="ce6" office:value-type="string" calcext:value-type="string">
            <text:p>Стоимость обслуживания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Коэффициент корреляции (r)</text:p>
          </table:table-cell>
          <table:covered-table-cell/>
          <table:table-cell table:style-name="ce11" office:value-type="float" office:value="0.715726066028124" calcext:value-type="float">
            <text:p>0,716</text:p>
          </table:table-cell>
          <table:table-cell table:style-name="ce14" office:value-type="string" calcext:value-type="string" table:number-columns-spanned="7" table:number-rows-spanned="1">
            <text:p>→ Очень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1, то связь между возрастом ксерокса и стоимостью обслуживания очень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9" office:value-type="string" calcext:value-type="string" table:number-columns-spanned="9" table:number-rows-spanned="1">
            <text:p>В каждой задаче был вычислен коэффициент корреляции, были выявлены сильные и очень сильные положительные и отрицательные связи, по этим данным были построены точечные график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4" number:min-decimal-places="14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2" number:min-decimal-places="12" number:min-integer-digits="1"/>
    </number:number-style>
    <number:number-style style:name="N157">
      <number:number number:decimal-places="11" number:min-decimal-places="11" number:min-integer-digits="1"/>
    </number:number-style>
    <number:number-style style:name="N158">
      <number:number number:decimal-places="10" number:min-decimal-places="10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8" number:min-decimal-places="8" number:min-integer-digits="1"/>
    </number:number-style>
    <number:number-style style:name="N161">
      <number:number number:decimal-places="7" number:min-decimal-places="7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39:49.847943741</meta:creation-date>
    <dc:date>2023-03-20T14:50:23.572457838</dc:date>
    <meta:editing-duration>PT1H13M42S</meta:editing-duration>
    <meta:editing-cycles>9</meta:editing-cycles>
    <meta:generator>LibreOffice/7.5.1.2$Linux_X86_64 LibreOffice_project/fcbaee479e84c6cd81291587d2ee68cba099e129</meta:generator>
    <meta:document-statistic meta:table-count="1" meta:cell-count="95" meta:object-count="5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</mrow>
        <msqrt>
          <mrow>
            <mrow>
              <mo stretchy="false">∑</mo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o stretchy="false">∑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frac>
    </mrow>
    <annotation encoding="StarMath 5.0">r = frac { sum (x - overline {x})(y - overline {y}) } { sqrt{ sum (x - overline {x})^2 sum (y - overline{y})^2 } }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6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95cm" svg:height="6.764cm" xlink:href=".." xlink:type="simple" chart:class="chart:scatter" chart:style-name="ch1">
        <chart:title svg:x="3.083cm" svg:y="0.271cm" chart:style-name="ch2">
          <text:p>Корреляция</text:p>
        </chart:title>
        <chart:plot-area chart:style-name="ch3" table:cell-range-address="Лист1.A11:Лист1.B15" svg:x="0.175cm" svg:y="1.185cm" svg:width="8.445cm" svg:height="5.444cm">
          <chart:coordinate-region svg:x="0.902cm" svg:y="1.384cm" svg:width="7.531cm" svg:height="4.59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1:Лист1.B15" chart:class="chart:scatter">
            <chart:domain table:cell-range-address="Лист1.A11:Лист1.A1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11:Лист1.A15</svg:desc>
                </draw:g>
              </table:table-cell>
              <table:table-cell office:value-type="float" office:value="3.9">
                <text:p>3.9</text:p>
                <draw:g>
                  <svg:desc>Лист1.B11:Лист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42cm" svg:height="6.211cm" xlink:href=".." xlink:type="simple" chart:class="chart:scatter" chart:style-name="ch1">
        <chart:title svg:x="4.207cm" svg:y="0.26cm" chart:style-name="ch2">
          <text:p>Корреляция</text:p>
        </chart:title>
        <chart:plot-area chart:style-name="ch3" table:cell-range-address="Лист1.A32:Лист1.B37" svg:x="0.22cm" svg:y="1.163cm" svg:width="10.602cm" svg:height="4.924cm">
          <chart:coordinate-region svg:x="0.842cm" svg:y="1.362cm" svg:width="9.794cm" svg:height="4.07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2:Лист1.B37" chart:class="chart:scatter">
            <chart:domain table:cell-range-address="Лист1.A32:Лист1.A3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32:Лист1.A37</svg:desc>
                </draw:g>
              </table:table-cell>
              <table:table-cell office:value-type="float" office:value="16">
                <text:p>16</text:p>
                <draw:g>
                  <svg:desc>Лист1.B32:Лист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9cm" svg:height="5.861cm" xlink:href=".." xlink:type="simple" chart:class="chart:scatter" chart:style-name="ch1">
        <chart:title svg:x="3.895cm" svg:y="0.253cm" chart:style-name="ch2">
          <text:p>Корреляция</text:p>
        </chart:title>
        <chart:plot-area chart:style-name="ch3" table:cell-range-address="Лист1.A50:Лист1.B57" svg:x="0.208cm" svg:y="1.149cm" svg:width="10.003cm" svg:height="4.595cm">
          <chart:coordinate-region svg:x="0.936cm" svg:y="1.349cm" svg:width="8.996cm" svg:height="3.74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50:Лист1.B57" chart:class="chart:scatter">
            <chart:domain table:cell-range-address="Лист1.A50:Лист1.A57"/>
            <chart:regression-curve chart:style-name="ch8"/>
            <chart:data-point chart:repeated="2"/>
            <chart:data-point chart:style-name="ch9" chart:repeated="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Лист1.A50:Лист1.A57</svg:desc>
                </draw:g>
              </table:table-cell>
              <table:table-cell office:value-type="float" office:value="2.1">
                <text:p>2.1</text:p>
                <draw:g>
                  <svg:desc>Лист1.B50:Лист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3cm" svg:height="6.148cm" xlink:href=".." xlink:type="simple" chart:class="chart:scatter" chart:style-name="ch1">
        <chart:title svg:x="4.151cm" svg:y="0.258cm" chart:style-name="ch2">
          <text:p>Корреляция</text:p>
        </chart:title>
        <chart:plot-area chart:style-name="ch3" table:cell-range-address="Лист1.A70:Лист1.B76" svg:x="0.218cm" svg:y="1.159cm" svg:width="10.494cm" svg:height="4.867cm">
          <chart:coordinate-region svg:x="1.025cm" svg:y="1.358cm" svg:width="9.448cm" svg:height="4.0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70:Лист1.B76" chart:class="chart:scatter">
            <chart:domain table:cell-range-address="Лист1.A70:Лист1.A76"/>
            <chart:regression-curve chart:style-name="ch8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70:Лист1.A76</svg:desc>
                </draw:g>
              </table:table-cell>
              <table:table-cell office:value-type="float" office:value="80">
                <text:p>80</text:p>
                <draw:g>
                  <svg:desc>Лист1.B70:Лист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